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61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1-02T14:33:24.14">
            <text:p>2020/1/2 14:33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5">
            <text:p>5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02T14:33:23.48">
            <text:p>2020/1/2 14:33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24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53)">
            <text:p>sn(53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5]);&quot;)&quot;)" office:value-type="string" office:string-value="sn(21)">
            <text:p>sn(21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/>
          <table:table-cell table:style-name="ce59" office:value-type="string">
            <text:p>sn(19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5" office:value-type="string">
            <text:p>for=flamenco,patt-18(4) </text:p>
          </table:table-cell>
          <table:table-cell table:style-name="ce48" office:value-type="string">
            <text:p>2019-12-09_18-35-1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5" office:value-type="string">
            <text:p>patt-18(4)-2.n,for=flamenco+stomp,R=2,score+</text:p>
          </table:table-cell>
          <table:table-cell table:style-name="ce48" office:value-type="string">
            <text:p>2019-12-09_18-35-10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4" office:value-type="string">
            <text:p>fs</text:p>
          </table:table-cell>
          <table:table-cell table:style-name="ce45" office:value-type="string">
            <text:p>sn=1209-1</text:p>
          </table:table-cell>
          <table:table-cell table:style-name="ce48" office:value-type="string">
            <text:p>2019-12-09_18-35-10_000.jpg</text:p>
          </table:table-cell>
          <table:table-cell table:style-name="ce37" office:value-type="string">
            <text:p>fs</text:p>
          </table:table-cell>
          <table:table-cell table:style-name="ce37" office:value-type="float" office:value="1">
            <text:p>1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7" office:value-type="float" office:value="4">
            <text:p>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5" office:value-type="string">
            <text:p>patt-20(1).n,for=flamenco:tremolo,R=1,score+ </text:p>
          </table:table-cell>
          <table:table-cell table:style-name="ce48" office:value-type="string">
            <text:p>2019-12-10_18-41-14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7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5" office:value-type="string">
            <text:p>rev</text:p>
          </table:table-cell>
          <table:table-cell table:style-name="ce48" office:value-type="string">
            <text:p>patt-21(1).n,for=flamenco:picado,score+,chord=Bm+9;C7</text:p>
          </table:table-cell>
          <table:table-cell table:style-name="ce48" office:value-type="string">
            <text:p>2019-12-10_18-41-14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7" office:value-type="float" office:value="6">
            <text:p>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patt-20(1).n,for=flamenco:stroe,score+,t.60,chord=F#m;G#m</text:p>
          </table:table-cell>
          <table:table-cell table:style-name="ce48" office:value-type="string">
            <text:p>2019-12-10_18-41-14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7" office:value-type="float" office:value="8">
            <text:p>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5" office:value-type="string">
            <text:p>patt-23(1).n,for=flamenco:arpeggio,score+,chord=D△;A6;A+3;A6+5,tune=KA-1,(1)-1,(1)-2,(1)-3</text:p>
          </table:table-cell>
          <table:table-cell table:style-name="ce48" office:value-type="string">
            <text:p>2019-12-11_20-33-56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7" office:value-type="float" office:value="9">
            <text:p>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patt-24(1).n,for=flamenco:alzapua,score~,tune=KA-1</text:p>
          </table:table-cell>
          <table:table-cell table:style-name="ce48" office:value-type="string">
            <text:p>2019-12-11_20-33-56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7" office:value-type="float" office:value="10">
            <text:p>1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5" office:value-type="string">
            <text:p>patt-25(1).n,for=flamenco:rasgueado,score~,tune=KA-1</text:p>
          </table:table-cell>
          <table:table-cell table:style-name="ce48" office:value-type="string">
            <text:p>2019-12-11_20-33-56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;[.M10])+[.S10]" office:value-type="float" office:value="97">
            <text:p>97</text:p>
          </table:table-cell>
          <table:table-cell table:style-name="ce46" office:value-type="string">
            <text:p>f</text:p>
          </table:table-cell>
          <table:table-cell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7" office:value-type="float" office:value="12">
            <text:p>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patt-23(1).n,for=flamenco:arpeggio,score+,chord=D△;A6;A+3;A6+5,tune=KA-1,(1),(2).n,t.75=8th</text:p>
          </table:table-cell>
          <table:table-cell table:style-name="ce48" office:value-type="string">
            <text:p>2019-12-12_18-41-18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7" office:value-type="float" office:value="11">
            <text:p>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sn=2019-1211-1,t.60,patt-1,(1),(2),(3)</text:p>
          </table:table-cell>
          <table:table-cell table:style-name="ce48" office:value-type="string">
            <text:p>2019-12-12_18-41-18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7" office:value-type="float" office:value="7">
            <text:p>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5" office:value-type="string">
            <text:p>sn=1211-1 (2019-12-11_20-33-56_000.jpg)</text:p>
          </table:table-cell>
          <table:table-cell table:style-name="ce48" office:value-type="string">
            <text:p>2019-12-12_18-41-1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;[.M13])+[.S13]" office:value-type="float" office:value="3">
            <text:p>3</text:p>
          </table:table-cell>
          <table:table-cell table:style-name="ce46" office:value-type="string">
            <text:p>m</text:p>
          </table:table-cell>
          <table:table-cell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7" office:value-type="float" office:value="13">
            <text:p>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sn=2019-1211-1,patt-2.n</text:p>
          </table:table-cell>
          <table:table-cell table:style-name="ce48" office:value-type="string">
            <text:p>2019-12-13_18-33-3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7" office:value-type="float" office:value="14">
            <text:p>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sn=2019-1211-1,patt-1(1) </text:p>
          </table:table-cell>
          <table:table-cell table:style-name="ce48" office:value-type="string">
            <text:p>2019-12-13_18-33-38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-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;[.M15])+[.S15]" office:value-type="float" office:value="33">
            <text:p>33</text:p>
          </table:table-cell>
          <table:table-cell table:style-name="ce46" office:value-type="string">
            <text:p>rs</text:p>
          </table:table-cell>
          <table:table-cell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7" office:value-type="float" office:value="15">
            <text:p>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sn=2019-1211-1,patt-1(3).n,score+</text:p>
          </table:table-cell>
          <table:table-cell table:style-name="ce48" office:value-type="string">
            <text:p>2019-12-13_18-33-3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5" office:value-type="string">
            <text:p><text:s/>t.80=8th,for=arpeggio-open-strings,score+</text:p>
          </table:table-cell>
          <table:table-cell table:style-name="ce48" office:value-type="string">
            <text:p>2019-12-16_09-26-34_000.jpg</text:p>
          </table:table-cell>
          <table:table-cell table:style-name="ce48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7" office:value-type="float" office:value="17">
            <text:p>1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9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7" office:value-type="float" office:value="18">
            <text:p>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1,2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7" office:value-type="float" office:value="19">
            <text:p>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5" office:value-type="string">
            <text:p>patt-26(1),for=flamenco:strokes-backward,score~</text:p>
          </table:table-cell>
          <table:table-cell table:style-name="ce48" office:value-type="string">
            <text:p>2019-12-16_18-35-20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7" office:value-type="float" office:value="23">
            <text:p>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patt-26(1),for=flamenco:strokes-backward,score~ </text:p>
          </table:table-cell>
          <table:table-cell table:style-name="ce48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7" office:value-type="float" office:value="24">
            <text:p>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5" office:value-type="string">
            <text:p>patt-25(2),for=flamenco:rasgueado,t.105,score+</text:p>
          </table:table-cell>
          <table:table-cell table:style-name="ce48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1">
            <text:p>21</text:p>
          </table:table-cell>
          <table:table-cell table:style-name="ce63" office:value-type="string">
            <text:p>fs</text:p>
          </table:table-cell>
          <table:table-cell table:style-name="ce65" table:formula="of:=COUNTIF(range_genre;[.M22])+[.S22]" office:value-type="float" office:value="9">
            <text:p>9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5" office:value-type="string">
            <text:p>R=1 </text:p>
          </table:table-cell>
          <table:table-cell table:style-name="ce48" office:value-type="string">
            <text:p>2019-12-17_18-43-1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5" office:value-type="string">
            <text:p>n,patt-1:melody</text:p>
          </table:table-cell>
          <table:table-cell table:style-name="ce48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22">
            <text:p>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5" office:value-type="string">
            <text:p>.n,for=harmony(hm),k.B7+2</text:p>
          </table:table-cell>
          <table:table-cell table:style-name="ce48" office:value-type="string">
            <text:p>2019-12-17_18-43-12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3">
            <text:p>3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25">
            <text:p>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5" office:value-type="string">
            <text:p>patt-27(1).n,for=flamenco:shuffle,score+,t.105,R=1,patt-27(2).n,t.105=8th;16th </text:p>
          </table:table-cell>
          <table:table-cell table:style-name="ce48" office:value-type="string">
            <text:p>2019-12-18_18-52-08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1,2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26">
            <text:p>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patt-26(1),for=flamenco:strokes-backward,score~</text:p>
          </table:table-cell>
          <table:table-cell table:style-name="ce48" office:value-type="string">
            <text:p>2019-12-18_18-52-08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27">
            <text:p>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5" office:value-type="string">
            <text:p>patt-27(4)-1.n,patt-27(4)-2.n,patt-27(5).n,for=flamenco:shuffle+percussion,score+,t.105</text:p>
          </table:table-cell>
          <table:table-cell table:style-name="ce48" office:value-type="string">
            <text:p>2019-12-19_18-55-0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28">
            <text:p>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patt-27(3),patt-27(3)-2.n,for=flamenco:shuffle,score+,t.105</text:p>
          </table:table-cell>
          <table:table-cell table:style-name="ce48" office:value-type="string">
            <text:p>2019-12-19_18-55-0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29">
            <text:p>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5" office:value-type="string">
            <text:p>,n-2:chord-no.2,source=g-1217-3,,chord=D,for=harmony(hm),k.B7+2</text:p>
          </table:table-cell>
          <table:table-cell table:style-name="ce48" office:value-type="string">
            <text:p>2019-12-19_18-55-0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5" office:value-type="string">
            <text:p>patt-27(4)-1.n,patt-27(4)-3.n,score+,for=flamenco:shuffle+percussion</text:p>
          </table:table-cell>
          <table:table-cell table:style-name="ce48" office:value-type="string">
            <text:p>2019-12-20_18-37-40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1,2</text:p>
          </table:table-cell>
          <table:table-cell table:style-name="ce56" office:value-type="date" office:date-value="2019-12-22T11:32:14.25">
            <text:p>2019/12/22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31">
            <text:p>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(prev-1),r,t.85 </text:p>
          </table:table-cell>
          <table:table-cell table:style-name="ce48" office:value-type="string">
            <text:p>2019-12-22_18-43-09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32">
            <text:p>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patt-27(4)-1,patt-27(4)-2,patt-27(4)-3.n,score+,for=flamenco:shuffle+percussion</text:p>
          </table:table-cell>
          <table:table-cell table:style-name="ce48" office:value-type="string">
            <text:p>2019-12-22_18-43-09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R=1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33">
            <text:p>3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5" office:value-type="string">
            <text:p>sn=1223-1</text:p>
          </table:table-cell>
          <table:table-cell table:style-name="ce48" office:value-type="string">
            <text:p>2019-12-23_18-27-25_000.jpg</text:p>
          </table:table-cell>
          <table:table-cell table:style-name="ce37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34">
            <text:p>3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5" office:value-type="string">
            <text:p>,n-1:chord-no.2,source=g-1217-3,for=harmony(hm),k.B7+2</text:p>
          </table:table-cell>
          <table:table-cell table:style-name="ce48" office:value-type="string">
            <text:p>2019-12-23_18-27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5" office:value-type="string">
            <text:p>sn=1224-1,score+,chord=B;Gm</text:p>
          </table:table-cell>
          <table:table-cell table:style-name="ce48" office:value-type="string">
            <text:p>2019-12-24_18-45-59_000.jpg</text:p>
          </table:table-cell>
          <table:table-cell table:style-name="ce37" office:value-type="string">
            <text:p>fs</text:p>
          </table:table-cell>
          <table:table-cell table:style-name="ce37" office:value-type="float" office:value="1">
            <text:p>1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5" office:value-type="string">
            <text:p>sn=1224-1,score+,chord=B</text:p>
          </table:table-cell>
          <table:table-cell table:style-name="ce48" office:value-type="string">
            <text:p>2019-12-24_18-45-59_000.jpg</text:p>
          </table:table-cell>
          <table:table-cell table:style-name="ce37" office:value-type="string">
            <text:p>fs</text:p>
          </table:table-cell>
          <table:table-cell table:style-name="ce37" office:value-type="float" office:value="2">
            <text:p>2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37">
            <text:p>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5" office:value-type="string">
            <text:p>patt-1(2)-1.n,patt-1(3)-1.n,score+,chord=B+4+5;B+3+5;B+2</text:p>
          </table:table-cell>
          <table:table-cell table:style-name="ce48" office:value-type="string">
            <text:p>2019-12-25_18-58-41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38">
            <text:p>3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5" office:value-type="string">
            <text:p>patt-1(3)-2.n,for=fingering-alternative,score+,chord=B+4+5;B+3+5;B+2</text:p>
          </table:table-cell>
          <table:table-cell table:style-name="ce48" office:value-type="string">
            <text:p>2019-12-25_18-58-4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39">
            <text:p>3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8" office:value-type="string">
            <text:p>2019-12-27_18-49-27_000.jpg</text:p>
          </table:table-cell>
          <table:table-cell table:style-name="ce37" office:value-type="string">
            <text:p>fs</text:p>
          </table:table-cell>
          <table:table-cell table:style-name="ce37" office:value-type="string">
            <text:p>1,2</text:p>
          </table:table-cell>
          <table:table-cell table:style-name="ce56" office:value-type="date" office:date-value="2019-12-29T14:42:23.03">
            <text:p>2019/12/29 14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1">
            <text:p>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5" office:value-type="string">
            <text:p>patt-1(2)-1.n,score+</text:p>
          </table:table-cell>
          <table:table-cell table:style-name="ce48" office:value-type="string">
            <text:p>2019-12-28_19-07-2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2">
            <text:p>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patt-1(1)</text:p>
          </table:table-cell>
          <table:table-cell table:style-name="ce48" office:value-type="string">
            <text:p>2019-12-28_19-07-2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0">
            <text:p>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5" office:value-type="string">
            <text:p>~&gt;f-96,patt,patt-1(2),score~</text:p>
          </table:table-cell>
          <table:table-cell table:style-name="ce48" office:value-type="string">
            <text:p>2019-12-28_19-07-28_000.jpg</text:p>
          </table:table-cell>
          <table:table-cell table:style-name="ce37" office:value-type="string">
            <text:p>fs</text:p>
          </table:table-cell>
          <table:table-cell table:style-name="ce37" office:value-type="float" office:value="1">
            <text:p>1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3">
            <text:p>4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pattt-1(2),t.90,video=0.15~;0.44~,file=2019-1228-1,block-B,patt-1(2)-2.n</text:p>
          </table:table-cell>
          <table:table-cell table:style-name="ce48" office:value-type="string">
            <text:p>2019-12-29_19-04-15_000.jpg</text:p>
          </table:table-cell>
          <table:table-cell table:style-name="ce37"/>
          <table:table-cell table:style-name="ce37" office:value-type="float" office:value="2">
            <text:p>2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4">
            <text:p>4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12-29_19-04-15_000.jpg</text:p>
          </table:table-cell>
          <table:table-cell table:style-name="ce37"/>
          <table:table-cell table:style-name="ce37" office:value-type="float" office:value="1">
            <text:p>1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7">
            <text:p>4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patt-1(1),id=38535,score+ </text:p>
          </table:table-cell>
          <table:table-cell table:style-name="ce48" office:value-type="string">
            <text:p>2019-12-31_10-04-01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8">
            <text:p>4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patt-1(1)-3.n,score~</text:p>
          </table:table-cell>
          <table:table-cell table:style-name="ce48" office:value-type="string">
            <text:p>2019-12-31_10-04-0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6">
            <text:p>4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5" office:value-type="string">
            <text:p>fs</text:p>
          </table:table-cell>
          <table:table-cell table:style-name="ce48" office:value-type="string">
            <text:p>2019-12-31_10-04-01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5">
            <text:p>4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5"/>
          <table:table-cell table:style-name="ce48" office:value-type="string">
            <text:p>2019-12-31_10-04-01_000.jpg</text:p>
          </table:table-cell>
          <table:table-cell table:style-name="ce37" office:value-type="string">
            <text:p>fs</text:p>
          </table:table-cell>
          <table:table-cell table:style-name="ce37" office:value-type="float" office:value="1">
            <text:p>1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patt-1(2),eigen+ </text:p>
          </table:table-cell>
          <table:table-cell table:style-name="ce48" office:value-type="string">
            <text:p>2019-12-31_18-48-57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5" office:value-type="string">
            <text:p>i.f.=f-96;patt-1(2)</text:p>
          </table:table-cell>
          <table:table-cell table:style-name="ce48" office:value-type="string">
            <text:p>2019-12-31_18-48-57_000.jpg</text:p>
          </table:table-cell>
          <table:table-cell table:style-name="ce37" office:value-type="string">
            <text:p>fs</text:p>
          </table:table-cell>
          <table:table-cell table:style-name="ce37" office:value-type="float" office:value="1">
            <text:p>1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6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5" office:value-type="string">
            <text:p>prev.fs-2,file=2019-1230-2</text:p>
          </table:table-cell>
          <table:table-cell table:style-name="ce48" office:value-type="string">
            <text:p>2019-12-31_18-48-57_000.jpg</text:p>
          </table:table-cell>
          <table:table-cell table:style-name="ce37" office:value-type="string">
            <text:p>fs</text:p>
          </table:table-cell>
          <table:table-cell table:style-name="ce37" office:value-type="float" office:value="2">
            <text:p>2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8">
          <table:table-cell table:style-name="ce37" office:value-type="float" office:value="52">
            <text:p>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patt-1(2),play+</text:p>
          </table:table-cell>
          <table:table-cell table:style-name="ce48" office:value-type="string">
            <text:p>2020-01-01_18-51-11_000.jpg</text:p>
          </table:table-cell>
          <table:table-cell table:style-name="ce37"/>
          <table:table-cell table:style-name="ce37" office:value-type="float" office:value="1">
            <text:p>1</text:p>
          </table:table-cell>
          <table:table-cell table:style-name="ce56" office:value-type="date" office:date-value="2020-01-02T14:33:17.44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8">
          <table:table-cell table:style-name="ce37" office:value-type="float" office:value="53">
            <text:p>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5" office:value-type="string">
            <text:p>,n,patt-1,score+</text:p>
          </table:table-cell>
          <table:table-cell table:style-name="ce48" office:value-type="string">
            <text:p>2020-01-01_18-51-11_000.jpg</text:p>
          </table:table-cell>
          <table:table-cell table:style-name="ce37"/>
          <table:table-cell table:style-name="ce37" office:value-type="float" office:value="2">
            <text:p>2</text:p>
          </table:table-cell>
          <table:table-cell table:style-name="ce56" office:value-type="date" office:date-value="2020-01-02T14:33:17.44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2T14:33:20.8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76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77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78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79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0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81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84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85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86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61.418cm" draw:caption-point-x="-1.353cm" draw:caption-point-y="2.50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06];6;2)" office:value-type="string" office:string-value="09">
            <text:p>09</text:p>
          </table:table-cell>
          <table:table-cell table:formula="of:=MID([.F106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06];[.I106];&quot;-&quot;;LEFT([.G106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66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53)">
            <text:p>sn(53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7" office:value-type="float" office:value="1">
            <text:p>1</text:p>
          </table:table-cell>
          <table:table-cell table:style-name="ce69"/>
          <table:table-cell table:style-name="ce70" office:value-type="string">
            <text:p>s-4</text:p>
          </table:table-cell>
          <table:table-cell table:style-name="ce71" office:value-type="string">
            <text:p>1</text:p>
          </table:table-cell>
          <table:table-cell table:style-name="ce69" office:value-type="string">
            <text:p>s.1:patt-2,k.E</text:p>
          </table:table-cell>
          <table:table-cell table:style-name="ce73" office:value-type="string">
            <text:p>2019-10-05_18-41-36_000.jpg</text:p>
          </table:table-cell>
          <table:table-cell table:style-name="ce68"/>
          <table:table-cell table:style-name="ce69"/>
          <table:table-cell table:style-name="ce74" office:value-type="date" office:date-value="2019-10-06T08:06:14.08">
            <text:p>2019/10/6 8:0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1</text:p>
          </table:table-cell>
          <table:table-cell table:style-name="ce69" office:value-type="string">
            <text:p>s.1:opening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2</text:p>
          </table:table-cell>
          <table:table-cell table:style-name="ce69" office:value-type="string">
            <text:p>patt-2,静か,t.70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68"/>
          <table:table-cell table:style-name="ce70" office:value-type="string">
            <text:p>s-4</text:p>
          </table:table-cell>
          <table:table-cell table:style-name="ce72" office:value-type="string">
            <text:p>2,3</text:p>
          </table:table-cell>
          <table:table-cell table:style-name="ce69" office:value-type="string">
            <text:p>:m music / log / gt / memos-eigen / s-4 / p.1 || s.1:score,patt-2,k.E || s.2:score,patt-3 || s.3:score,patt-4</text:p>
          </table:table-cell>
          <table:table-cell table:style-name="ce73" office:value-type="string">
            <text:p>2019-10-07_16-34-53_000.jpg</text:p>
          </table:table-cell>
          <table:table-cell table:style-name="ce68"/>
          <table:table-cell table:style-name="ce69"/>
          <table:table-cell table:style-name="ce74" office:value-type="date" office:date-value="2019-10-08T11:32:05.43">
            <text:p>2019/10/8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73" table:number-columns-repeated="2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2T14:33:25.03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45cm" draw:caption-point-x="-1.353cm" draw:caption-point-y="2.30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6"/>
          <table:table-cell table:style-name="ce77"/>
          <table:table-cell table:style-name="ce79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5" office:value-type="float" office:value="3">
            <text:p>3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 table:number-columns-repeated="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5">
            <text:p>5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7" table:number-columns-repeated="2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 table:number-columns-repeated="3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2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02T14:33:23.48">
            <text:p>2020/1/2 14:33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87" table:formula="of:=CONCATENATE(&quot;sn(&quot;;MAX(range_sn__kb);&quot;)&quot;)" office:value-type="string" office:string-value="sn(53)">
            <text:p>sn(53)</text:p>
          </table:table-cell>
          <table:table-cell table:style-name="ce87" office:value-type="string">
            <text:p>session num</text:p>
          </table:table-cell>
          <table:table-cell table:style-name="ce87" office:value-type="string">
            <text:p>code</text:p>
          </table:table-cell>
          <table:table-cell table:style-name="ce87" office:value-type="string">
            <text:p>type</text:p>
          </table:table-cell>
          <table:table-cell table:style-name="ce87" office:value-type="string">
            <text:p>memos</text:p>
          </table:table-cell>
          <table:table-cell table:style-name="ce87" office:value-type="string">
            <text:p>file</text:p>
          </table:table-cell>
          <table:table-cell table:style-name="ce87" office:value-type="string">
            <text:p>genre</text:p>
          </table:table-cell>
          <table:table-cell table:style-name="ce87" office:value-type="string">
            <text:p>R=</text:p>
          </table:table-cell>
          <table:table-cell table:style-name="ce87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2]);&quot;)&quot;)" office:value-type="string" office:string-value="sn(20)">
            <text:p>sn(20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ar-1</text:p>
          </table:table-cell>
          <table:table-cell table:style-name="ce92"/>
          <table:table-cell table:style-name="ce94" office:value-type="string">
            <text:p>,k.C,notes=1-5-7-8-5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arpeggio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c.p.-1</text:p>
          </table:table-cell>
          <table:table-cell table:style-name="ce92"/>
          <table:table-cell table:style-name="ce94" office:value-type="string">
            <text:p>(2),chords=C△-D△-E7 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c.p.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4">
            <text:p>3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.n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8" office:value-type="float" office:value="29">
            <text:p>2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ch.C=patt-1,ch.D=patt-1,t.70,k.C,memo+</text:p>
          </table:table-cell>
          <table:table-cell table:style-name="ce97"/>
          <table:table-cell table:style-name="ce97" office:value-type="string">
            <text:p>-</text:p>
          </table:table-cell>
          <table:table-cell table:style-name="ce97" office:value-type="string">
            <text:p>1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8" office:value-type="float" office:value="32">
            <text:p>3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1"/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8" office:value-type="float" office:value="10">
            <text:p>1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1" office:value-type="string">
            <text:p>2019-09-30_17-28-22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8" office:value-type="float" office:value="25">
            <text:p>2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1;chord=D△-&gt;pattern-1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8" office:value-type="float" office:value="26">
            <text:p>2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2;chord=D△-&gt;pattern-2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/>
          <table:table-cell table:style-name="ce94" office:value-type="string">
            <text:p>(1),k.C,cp=c.p.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8" office:value-type="float" office:value="33">
            <text:p>3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8" office:value-type="float" office:value="35">
            <text:p>3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rev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8" office:value-type="float" office:value="36">
            <text:p>3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n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8" office:value-type="float" office:value="37">
            <text:p>3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B-melody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8" office:value-type="float" office:value="38">
            <text:p>3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26T11:37:25.6">
            <text:p>2019/11/26 11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8" office:value-type="float" office:value="40">
            <text:p>4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8" office:value-type="float" office:value="39">
            <text:p>3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26T11:38:10.28">
            <text:p>2019/11/26 11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8" office:value-type="float" office:value="41">
            <text:p>4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9" office:value-type="float" office:value="51">
            <text:p>5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5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patt-1(1).n,t.70,k.C,theme=cp~1-step-up-down;LH-movement,R=2,patt-1(1)-2.n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,3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52">
            <text:p>5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1(2),orig=fs-1:1224-1,sn=1225-1(f-16),score~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9" office:value-type="float" office:value="53">
            <text:p>5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,score+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45">
            <text:p>4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f-2.N,cp=1-5-6m-3m/4-1-4-5,R=1(domino),R=1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/>
          <table:table-cell table:style-name="ce63"/>
          <table:table-cell table:style-name="ce65"/>
          <table:table-cell table:style-name="ce46"/>
          <table:table-cell table:number-columns-repeated="1006"/>
        </table:table-row>
        <table:table-row table:style-name="ro6">
          <table:table-cell table:style-name="ce88" office:value-type="float" office:value="30">
            <text:p>3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eigen-memo=p.1_sec-2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1">
            <text:p>21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cp=1-5-6m-3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7">
            <text:p>47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f-2,var,R=2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2T11:00:14.020001">
            <text:p>2019/12/22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2"/>
          <table:table-cell table:style-name="ce94" office:value-type="string">
            <text:p>,cp=1-5-6m-3m/4-1-4-5,R=1(domino)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1v,1d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6">
            <text:p>46</text:p>
          </table:table-cell>
          <table:table-cell table:style-name="ce90" office:value-type="float" office:value="4">
            <text:p>4</text:p>
          </table:table-cell>
          <table:table-cell table:style-name="ce92" office:value-type="string">
            <text:p>f-3</text:p>
          </table:table-cell>
          <table:table-cell table:style-name="ce94" office:value-type="string">
            <text:p>n</text:p>
          </table:table-cell>
          <table:table-cell table:style-name="ce97" office:value-type="string">
            <text:p>f-3.N,th=6th-note,R=4</text:p>
          </table:table-cell>
          <table:table-cell table:style-name="ce97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0">
            <text:p>20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3">
            <text:p>13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R=3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7">
            <text:p>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/>
          <table:table-cell table:style-name="ce94" office:value-type="string">
            <text:p>,th=6th-note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1">
            <text:p>11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R=1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5">
            <text:p>1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9">
            <text:p>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4</text:p>
          </table:table-cell>
          <table:table-cell table:style-name="ce92"/>
          <table:table-cell table:style-name="ce94" office:value-type="string">
            <text:p>,k.Dm,notes=L3m-1-5-5m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9">
            <text:p>1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k.F#m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R=2 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8">
            <text:p>2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/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3">
            <text:p>23</text:p>
          </table:table-cell>
          <table:table-cell table:style-name="ce88" office:value-type="float" office:value="5">
            <text:p>5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var,time=0.00~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5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4">
            <text:p>14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6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4">
            <text:p>2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7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f-6(--&gt; f-7),practice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8">
            <text:p>18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7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2">
            <text:p>22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8</text:p>
          </table:table-cell>
          <table:table-cell table:style-name="ce92"/>
          <table:table-cell table:style-name="ce94" office:value-type="string">
            <text:p>,rando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7">
            <text:p>2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random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1">
            <text:p>31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genre=blues-like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m-1</text:p>
          </table:table-cell>
          <table:table-cell table:style-name="ce92"/>
          <table:table-cell table:style-name="ce94" office:value-type="string">
            <text:p>(3) LH.movement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memo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4">
            <text:p>44</text:p>
          </table:table-cell>
          <table:table-cell table:style-name="ce91" office:value-type="float" office:value="3">
            <text:p>3</text:p>
          </table:table-cell>
          <table:table-cell table:style-name="ce90" office:value-type="string">
            <text:p>r-1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cp=1-5-6m-3m/4-1-4-5,k.D,k.F#m,R=3</text:p>
          </table:table-cell>
          <table:table-cell table:style-name="ce97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2-22T10:57:28.46">
            <text:p>2019/12/22 10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2">
            <text:p>42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5" office:value-type="string">
            <text:p>n</text:p>
          </table:table-cell>
          <table:table-cell table:style-name="ce94" office:value-type="string">
            <text:p>.n,t.80,score+,k.C</text:p>
          </table:table-cell>
          <table:table-cell table:style-name="ce97" office:value-type="string">
            <text:p>2019-12-15_17-23-52_000.jpg</text:p>
          </table:table-cell>
          <table:table-cell table:style-name="ce88" office:value-type="string">
            <text:p>research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16T09:38:59.19">
            <text:p>2019/12/16 9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3">
            <text:p>43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n-2(1).n,n-2(2).n,n-2(3).n,t.90,score+,k.C</text:p>
          </table:table-cell>
          <table:table-cell table:style-name="ce97" office:value-type="string">
            <text:p>2019-12-19_15-20-59_000.jpg</text:p>
          </table:table-cell>
          <table:table-cell table:style-name="ce89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0T09:32:19.38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8">
            <text:p>4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t.80,score+</text:p>
          </table:table-cell>
          <table:table-cell table:style-name="ce97" office:value-type="string">
            <text:p>2019-12-20_09-11-56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0:40.73">
            <text:p>2019/12/22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9">
            <text:p>4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4" office:value-type="string">
            <text:p>n-2(3).n,score+,n-2(4),src=k-1219-1:3.50,n-2(4)-2,score+,k.C</text:p>
          </table:table-cell>
          <table:table-cell table:style-name="ce97" office:value-type="string">
            <text:p>2019-12-20_18-00-07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1:16.11">
            <text:p>2019/12/22 11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0">
            <text:p>5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n-2(4)-3.n,score+,n-2(5)-1.n,score+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rs-1</text:p>
          </table:table-cell>
          <table:table-cell table:style-name="ce92"/>
          <table:table-cell table:style-name="ce94" office:value-type="string">
            <text:p>,cp=1-5-6m-3m/4-1-4-5,k.D,k.F#m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2T14:33:25.39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084cm" draw:caption-point-x="-1.353cm" draw:caption-point-y="2.50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53)">
            <text:p>sn(53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9" office:value-type="float" office:value="1">
            <text:p>1</text:p>
          </table:table-cell>
          <table:table-cell table:style-name="ce101"/>
          <table:table-cell table:style-name="ce102" office:value-type="string">
            <text:p>f-1</text:p>
          </table:table-cell>
          <table:table-cell table:style-name="ce103"/>
          <table:table-cell table:style-name="ce101" office:value-type="string">
            <text:p>:m music / log / kb / || f-1 patterns chord=C:pattern-1,pattern-2 chord=D:pattern-1,pattern-2</text:p>
          </table:table-cell>
          <table:table-cell table:style-name="ce106" office:value-type="string">
            <text:p>2019-10-03_17-35-28_000.jpg</text:p>
          </table:table-cell>
          <table:table-cell table:style-name="ce100" office:value-type="string">
            <text:p>-</text:p>
          </table:table-cell>
          <table:table-cell table:style-name="ce101" office:value-type="string">
            <text:p>-</text:p>
          </table:table-cell>
          <table:table-cell table:style-name="ce107" office:value-type="date" office:date-value="2019-10-05T11:00:52.35">
            <text:p>2019/10/5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9" office:value-type="float" office:value="2">
            <text:p>2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9" office:value-type="float" office:value="3">
            <text:p>3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6" table:number-columns-repeated="2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2T14:33:25.53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45cm" draw:caption-point-x="-1.353cm" draw:caption-point-y="2.30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name="range_all_data" table:target-range-address="gt.A2:gt.I6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60" table:on-update-keep-styles="true" table:on-update-keep-size="false"/>
        <table:database-range table:name="range_genre__kb" table:target-range-address="kb.G2:kb.G70"/>
        <table:database-range table:name="range_sn" table:target-range-address="gt.A2:gt.A60" table:on-update-keep-styles="true" table:on-update-keep-size="false"/>
        <table:database-range table:name="range_sn__kb" table:target-range-address="kb.A2:kb.A70"/>
        <table:database-range table:target-range-address="gt.A2:gt.I5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2">2020/01/02</text:date>, <text:time>14:33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1-02T14:33:23.25</dc:date>
    <dc:creator>iwabuchi ken</dc:creator>
    <meta:editing-duration>P5DT18H22M16S</meta:editing-duration>
    <meta:editing-cycles>536</meta:editing-cycles>
    <meta:generator>OpenOffice/4.1.3$Win32 OpenOffice.org_project/413m1$Build-9783</meta:generator>
    <meta:document-statistic meta:table-count="7" meta:cell-count="2664" meta:object-count="0"/>
    <meta:user-defined meta:name="sheets-banding"/>
    <meta:user-defined meta:name="sheets-original-selection"/>
  </office:meta>
</office:document-meta>
</file>